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34e26" officeooo:paragraph-rsid="00034e26" style:font-size-asian="18pt" style:font-size-complex="18pt"/>
    </style:style>
    <style:style style:name="P2" style:family="paragraph" style:parent-style-name="Standard">
      <style:text-properties fo:font-size="12pt" officeooo:rsid="00034e26" officeooo:paragraph-rsid="00034e26" style:font-size-asian="10.5pt" style:font-size-complex="12pt"/>
    </style:style>
    <style:style style:name="P3" style:family="paragraph" style:parent-style-name="Standard">
      <style:text-properties fo:font-size="12pt" style:text-underline-style="solid" style:text-underline-width="auto" style:text-underline-color="font-color" officeooo:rsid="00034e26" officeooo:paragraph-rsid="00034e26" style:font-size-asian="10.5pt" style:font-size-complex="12pt"/>
    </style:style>
    <style:style style:name="P4" style:family="paragraph" style:parent-style-name="Standard">
      <style:text-properties fo:font-size="12pt" style:text-underline-style="none" officeooo:rsid="00034e26" officeooo:paragraph-rsid="00034e26" style:font-size-asian="10.5pt" style:font-size-complex="12pt"/>
    </style:style>
    <style:style style:name="P5" style:family="paragraph" style:parent-style-name="Standard">
      <style:text-properties fo:font-size="12pt" style:text-underline-style="none" fo:font-weight="normal" officeooo:rsid="0003644d" officeooo:paragraph-rsid="0003644d"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03644d" officeooo:paragraph-rsid="00050ea6"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0618c3" officeooo:paragraph-rsid="000618c3" style:font-size-asian="10.5pt" style:font-weight-asian="normal" style:font-size-complex="12pt" style:font-weight-complex="normal"/>
    </style:style>
    <style:style style:name="P8" style:family="paragraph" style:parent-style-name="Standard">
      <style:text-properties officeooo:paragraph-rsid="0003644d"/>
    </style:style>
    <style:style style:name="P9" style:family="paragraph" style:parent-style-name="Standard">
      <style:text-properties style:text-position="0% 100%" fo:font-size="12pt" style:text-underline-style="none" fo:font-weight="normal" officeooo:rsid="00034e26" officeooo:paragraph-rsid="00034e26" style:font-size-asian="10.5pt" style:font-weight-asian="normal" style:font-size-complex="12pt" style:font-weight-complex="normal"/>
    </style:style>
    <style:style style:name="P10" style:family="paragraph" style:parent-style-name="Standard" style:list-style-name="L1">
      <style:text-properties style:text-position="0% 100%" fo:font-size="12pt" style:text-underline-style="none" fo:font-weight="normal" officeooo:rsid="0003644d" officeooo:paragraph-rsid="0003644d" style:font-size-asian="10.5pt" style:font-weight-asian="normal" style:font-size-complex="12pt" style:font-weight-complex="normal"/>
    </style:style>
    <style:style style:name="P11" style:family="paragraph" style:parent-style-name="Standard">
      <style:text-properties style:text-position="0% 100%" fo:font-size="12pt" style:text-underline-style="none" fo:font-weight="normal" officeooo:rsid="0003644d" officeooo:paragraph-rsid="0003644d" style:font-size-asian="10.5pt" style:font-weight-asian="normal" style:font-size-complex="12pt" style:font-weight-complex="normal"/>
    </style:style>
    <style:style style:name="P12" style:family="paragraph" style:parent-style-name="Standard">
      <style:text-properties style:text-position="0% 100%" fo:font-size="12pt" style:text-underline-style="none" fo:font-weight="normal" officeooo:rsid="0003644d" officeooo:paragraph-rsid="00050ea6" style:font-size-asian="10.5pt" style:font-weight-asian="normal" style:font-size-complex="12pt" style:font-weight-complex="normal"/>
    </style:style>
    <style:style style:name="P13" style:family="paragraph" style:parent-style-name="Standard">
      <style:text-properties style:text-position="0% 100%" fo:font-size="12pt" style:text-underline-style="none" fo:font-weight="normal" officeooo:rsid="00050ea6" officeooo:paragraph-rsid="00050ea6" style:font-size-asian="10.5pt" style:font-weight-asian="normal" style:font-size-complex="12pt" style:font-weight-complex="normal"/>
    </style:style>
    <style:style style:name="P14" style:family="paragraph" style:parent-style-name="Standard">
      <style:text-properties style:text-position="0% 100%" fo:font-size="12pt" style:text-underline-style="none" fo:font-weight="normal" officeooo:rsid="000618c3" officeooo:paragraph-rsid="000618c3" style:font-size-asian="10.5pt" style:font-weight-asian="normal" style:font-size-complex="12pt" style:font-weight-complex="normal"/>
    </style:style>
    <style:style style:name="P15" style:family="paragraph" style:parent-style-name="Standard">
      <style:text-properties style:text-position="0% 100%" fo:font-size="12pt" style:text-underline-style="none" fo:font-weight="normal" officeooo:rsid="0006ed5d" officeooo:paragraph-rsid="0006ed5d" style:font-size-asian="10.5pt" style:font-weight-asian="normal" style:font-size-complex="12pt" style:font-weight-complex="normal"/>
    </style:style>
    <style:style style:name="P16" style:family="paragraph" style:parent-style-name="Standard">
      <style:text-properties style:text-position="0% 100%" fo:font-size="12pt" style:text-underline-style="none" fo:font-weight="normal" officeooo:rsid="0007db37" officeooo:paragraph-rsid="0007db37" style:font-size-asian="10.5pt" style:font-weight-asian="normal" style:font-size-complex="12pt" style:font-weight-complex="normal"/>
    </style:style>
    <style:style style:name="P17" style:family="paragraph" style:parent-style-name="Standard">
      <style:text-properties style:text-position="0% 100%" fo:font-size="12pt" style:text-underline-style="solid" style:text-underline-width="auto" style:text-underline-color="font-color" fo:font-weight="normal" officeooo:rsid="00034e26" officeooo:paragraph-rsid="00034e26" style:font-size-asian="10.5pt" style:font-weight-asian="normal" style:font-size-complex="12pt" style:font-weight-complex="normal"/>
    </style:style>
    <style:style style:name="P18" style:family="paragraph" style:parent-style-name="Standard" style:list-style-name="L1">
      <style:text-properties style:text-position="0% 100%" style:font-name="Liberation Serif1" fo:font-size="12pt" style:text-underline-style="none" fo:font-weight="normal" officeooo:rsid="0003644d" officeooo:paragraph-rsid="0003644d" style:font-name-asian="Liberation Serif1" style:font-size-asian="10.5pt" style:font-weight-asian="normal" style:font-name-complex="Liberation Serif1" style:font-size-complex="12pt" style:font-weight-complex="normal"/>
    </style:style>
    <style:style style:name="P19" style:family="paragraph" style:parent-style-name="Standard" style:list-style-name="L1">
      <style:text-properties officeooo:paragraph-rsid="0003644d"/>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fo:font-weight="normal" style:font-size-asian="12pt" style:font-weight-asian="normal" style:font-weight-complex="normal"/>
    </style:style>
    <style:style style:name="T4" style:family="text">
      <style:text-properties style:text-position="0% 100%" fo:font-size="14pt" fo:font-weight="normal" style:font-size-asian="14pt" style:font-weight-asian="normal" style:font-size-complex="14pt" style:font-weight-complex="normal"/>
    </style:style>
    <style:style style:name="T5" style:family="text">
      <style:text-properties style:text-position="0% 100%" fo:font-size="12pt" style:text-underline-style="none" fo:font-weight="normal" officeooo:rsid="0003644d" style:font-size-asian="10.5pt" style:font-weight-asian="normal" style:font-size-complex="12pt" style:font-weight-complex="normal"/>
    </style:style>
    <style:style style:name="T6" style:family="text">
      <style:text-properties style:text-position="0% 100%" fo:font-size="12pt" style:text-underline-style="none" fo:font-weight="normal" officeooo:rsid="000618c3" style:font-size-asian="10.5pt" style:font-weight-asian="normal" style:font-size-complex="12pt" style:font-weight-complex="normal"/>
    </style:style>
    <style:style style:name="T7" style:family="text">
      <style:text-properties style:text-position="0% 100%" style:font-name="Liberation Serif1" fo:font-size="12pt" style:text-underline-style="none" fo:font-weight="normal" officeooo:rsid="0003644d" style:font-name-asian="Liberation Serif1" style:font-size-asian="10.5pt" style:font-weight-asian="normal" style:font-name-complex="Liberation Serif1" style:font-size-complex="12pt" style:font-weight-complex="normal"/>
    </style:style>
    <style:style style:name="T8" style:family="text">
      <style:text-properties style:text-position="0% 100%" officeooo:rsid="00050ea6"/>
    </style:style>
    <style:style style:name="T9" style:family="text">
      <style:text-properties style:text-position="0% 100%" officeooo:rsid="0003644d"/>
    </style:style>
    <style:style style:name="T10" style:family="text">
      <style:text-properties style:text-position="0% 100%" fo:font-weight="bold" style:font-weight-asian="bold" style:font-weight-complex="bold"/>
    </style:style>
    <style:style style:name="T11" style:family="text">
      <style:text-properties style:text-position="0% 100%" fo:font-weight="bold" officeooo:rsid="00050ea6" style:font-weight-asian="bold" style:font-weight-complex="bold"/>
    </style:style>
    <style:style style:name="T12" style:family="text">
      <style:text-properties style:text-position="0% 100%" fo:font-weight="bold" officeooo:rsid="000618c3" style:font-weight-asian="bold" style:font-weight-complex="bold"/>
    </style:style>
    <style:style style:name="T13" style:family="text">
      <style:text-properties style:text-position="0% 100%" officeooo:rsid="000618c3"/>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text-position="sub 58%" fo:font-size="14pt" fo:font-weight="normal" style:font-size-asian="14pt" style:font-weight-asian="normal" style:font-size-complex="14pt" style:font-weight-complex="normal"/>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officeooo:rsid="00050ea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CE552: Lab 1 Report</text:p>
      <text:p text:style-name="P2">October 8<text:span text:style-name="T1">th</text:span>, 2021 <text:span text:style-name="T18">| S</text:span>tudent Names: Andreea Varlan &amp; Ben Pak</text:p>
      <text:p text:style-name="P2"/>
      <text:p text:style-name="P3">Performance Slowdown</text:p>
      <text:p text:style-name="P3"/>
      <text:p text:style-name="P4">The calculated CPI for both questions resulted in <text:span text:style-name="T14">1.33. </text:span><text:span text:style-name="T15">This signifies a performance slowdown of 33%.</text:span></text:p>
      <text:p text:style-name="P4"><text:span text:style-name="T15"><text:tab/></text:span><text:span text:style-name="T17">(CPI</text:span><text:span text:style-name="T16">new –</text:span><text:span text:style-name="T4"> CPI</text:span><text:span text:style-name="T16">old</text:span><text:span text:style-name="T4">) / CPI</text:span><text:span text:style-name="T16">old <text:s/></text:span><text:span text:style-name="T4">= (1.33 – 1.00) / 1.00 = 0.33 =&gt; 33% </text:span><text:span text:style-name="T3">slowdown</text:span></text:p>
      <text:p text:style-name="P9"/>
      <text:p text:style-name="P17">Microbenchmark Statistic Collection and Correctness Review</text:p>
      <text:p text:style-name="P8"><text:span text:style-name="T5">In the sim-safe file, we a</text:span><text:span text:style-name="T6">dded </text:span><text:span text:style-name="T5">the following statistics:</text:span></text:p>
      <text:list xml:id="list3542032445" text:style-name="L1">
        <text:list-item>
          <text:p text:style-name="P10">sim_num_RAW_hazard_q1/q2_stall1cycle: total number of RAW hazards for the 5/6-stage pipeline that require 1-cycle stall</text:p>
        </text:list-item>
        <text:list-item>
          <text:p text:style-name="P10">sim_num_RAW_hazard_q1/q2_stall2cycle: total number of RAW hazards for the 5/6-stage pipeline that require 2-cycle stalls</text:p>
        </text:list-item>
        <text:list-item>
          <text:p text:style-name="P19"><text:span text:style-name="T6">formula for </text:span><text:span text:style-name="T5">CPI_from_RAW_hazard_q1/q2: “ 1 (ideal CPI) + </text:span><text:span text:style-name="T7">∑stall_frequency * stall_cycles”</text:span></text:p>
          <text:list>
            <text:list-item>
              <text:p text:style-name="P18">as stall_frequency = num_hazards/total_num_insn, the CPI calculation for our cases becomes: “1 + sim_num_RAW_hazard_q1/q2_stall2cycle/sim_num_insn * 2 + sim_num_RAW_hazard_q1/q2_stall1cycle/sim_num_insn * 1”</text:p>
            </text:list-item>
          </text:list>
        </text:list-item>
      </text:list>
      <text:p text:style-name="P13"/>
      <text:p text:style-name="P11"><text:s text:c="43"/>1 <text:s text:c="2"/>2 <text:s text:c="3"/>3 <text:s text:c="4"/>4 <text:s text:c="3"/>5 <text:s text:c="3"/>6 <text:s text:c="5"/>7 </text:p>
      <text:p text:style-name="P5"><text:span text:style-name="T8">I</text:span><text:span text:style-name="T2">1 <text:s text:c="2"/>addu<text:tab/>$17,$16,2 | F <text:s text:c="2"/>D <text:s text:c="2"/>X <text:s text:c="3"/>M <text:s/>W</text:span></text:p>
      <text:p text:style-name="P11">I2 <text:s text:c="2"/>addu<text:tab/>$16,$16,6 | <text:s text:c="6"/>F <text:s text:c="2"/>D <text:s text:c="3"/>X <text:s text:c="2"/>M <text:s text:c="2"/>W</text:p>
      <text:p text:style-name="P11">I3 <text:s text:c="2"/>addu<text:tab/>$18,$17,5 | <text:s text:c="6"/>F <text:s text:c="2"/>d* <text:s text:c="2"/>D <text:s text:c="2"/>X <text:s text:c="3"/>M <text:s text:c="2"/>W</text:p>
      <text:p text:style-name="P12"><text:s/></text:p>
      <text:p text:style-name="P6"><text:span text:style-name="T2">Reg $17 is written at I1 and read at I3; this creates a RAW hazard since there is no bypassing or forwarding for the 5 stage pipeline; we </text:span><text:span text:style-name="T13">have a hazard </text:span><text:span text:style-name="T11">once</text:span><text:span text:style-name="T8"> </text:span><text:span text:style-name="T13">which requires </text:span><text:span text:style-name="T10">1 data cycle </text:span><text:span text:style-name="T12">stall </text:span><text:span text:style-name="T2">during I3 to have reg $17 written in the first half of cycle 5 in WriteBack stage, and ready in the 2nd half of the cycle in the Decode stage of I3.</text:span></text:p>
      <text:p text:style-name="P11"><text:s text:c="22"/><text:tab/><text:tab/> <text:s text:c="8"/>1 <text:s text:c="2"/>2 <text:s text:c="3"/>3 <text:s text:c="3"/>4 <text:s text:c="4"/>5 <text:s text:c="3"/>6 <text:s text:c="3"/>7 <text:s text:c="4"/>8 <text:s text:c="3"/>9 <text:s text:c="2"/>10 <text:s text:c="2"/>11 </text:p>
      <text:p text:style-name="P11">I4 <text:s text:c="2"/>addu<text:tab/>$3,$3,1 <text:s text:c="6"/>| F <text:s/>D <text:s text:c="2"/>X <text:s text:c="3"/>M <text:s text:c="2"/>W</text:p>
      <text:p text:style-name="P6"><text:span text:style-name="T8">I</text:span><text:span text:style-name="T2">5 <text:s text:c="2"/>slt<text:tab/><text:tab/>$2,$3,$4 <text:s text:c="4"/></text:span><text:span text:style-name="T8">|</text:span><text:span text:style-name="T2"> <text:s text:c="4"/>F <text:s text:c="3"/>d* <text:s text:c="2"/></text:span><text:span text:style-name="T8">d</text:span><text:span text:style-name="T2">* <text:s text:c="2"/>D <text:s/>X <text:s text:c="3"/>M <text:s text:c="2"/>W</text:span></text:p>
      <text:p text:style-name="P12">I6 <text:s text:c="2"/>bne<text:tab/>$2,$0,$L17 | <text:s text:c="10"/>p* <text:s text:c="2"/>p* <text:s text:c="2"/>F <text:s text:c="2"/>d* <text:s text:c="2"/>d* <text:s/>D <text:s text:c="2"/>X <text:s text:c="2"/>M <text:s text:c="2"/>W</text:p>
      <text:p text:style-name="P11"><text:s text:c="2"/></text:p>
      <text:p text:style-name="P6"><text:span text:style-name="T8">We observe </text:span><text:span text:style-name="T11">two</text:span><text:span text:style-name="T2"> </text:span><text:span text:style-name="T10">2-cycl</text:span><text:span text:style-name="T2">e </text:span><text:span text:style-name="T13">stall </text:span><text:span text:style-name="T2">data </text:span><text:span text:style-name="T13">hazards</text:span><text:span text:style-name="T2"> caused by RAW hazard of reg $3 between I4 and I5, and reg $2 between I5 and I6. </text:span><text:span text:style-name="T8">In both cases we need to wait until WB of the first insn to write the value of the reg in the first half of the cycle for the Decode of the next insn to use the correct value in the second half of the cycle. </text:span></text:p>
      <text:p text:style-name="P12"/>
      <text:p text:style-name="P16">From the sim-safe statistic output we get:</text:p>
      <text:p text:style-name="P11">sim_num_RAW_hazard_q1_stall1cycle <text:s text:c="3"/>100001217</text:p>
      <text:p text:style-name="P11">sim_num_RAW_hazard_q1_stall2cycle <text:s text:c="3"/>200003553</text:p>
      <text:p text:style-name="P11"/>
      <text:p text:style-name="P7"><text:span text:style-name="T2">As our microbenchmark loop iterates </text:span><text:span text:style-name="T9">10000</text:span><text:span text:style-name="T2">0000 times, we can deduce that indeed 1 hazard requiring 1 -cycle stall (</text:span><text:span text:style-name="T9">100001217 / 10000</text:span><text:span text:style-name="T2">0000 ~= 1), and two hazards requiring 2-cycle stalls (</text:span><text:span text:style-name="T9">200003553 / 10000</text:span><text:span text:style-name="T2">0000 ~= 2)</text:span></text:p>
      <text:p text:style-name="P14"/>
      <text:p text:style-name="P15">We used the Optimization 1 (O1) compilation flag.</text:p>
      <text:p text:style-name="P11"/>
      <text:p text:style-name="P11"><text:soft-page-break/></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6T12:41:39.611399368</meta:creation-date>
    <dc:date>2021-10-07T10:18:49.878062349</dc:date>
    <meta:editing-duration>PT9M38S</meta:editing-duration>
    <meta:editing-cycles>3</meta:editing-cycles>
    <meta:generator>LibreOffice/6.1.5.2$Linux_X86_64 LibreOffice_project/10$Build-2</meta:generator>
    <meta:document-statistic meta:table-count="0" meta:image-count="0" meta:object-count="0" meta:page-count="2" meta:paragraph-count="28" meta:word-count="398" meta:character-count="2461" meta:non-whitespace-character-count="1839"/>
  </office:meta>
</office:document-meta>
</file>